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c49e2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645a6" officeooo:paragraph-rsid="000a3588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e467d" officeooo:paragraph-rsid="0015182c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c49e2" officeooo:paragraph-rsid="000645a6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a3588"/>
    </style:style>
    <style:style style:name="T3" style:family="text">
      <style:text-properties officeooo:rsid="0016e1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</text:p>
      <text:p text:style-name="P1"/>
      <text:p text:style-name="P1">Nom :</text:p>
      <text:p text:style-name="P1"/>
      <text:p text:style-name="P1">Acteur(s) :</text:p>
      <text:p text:style-name="P1"/>
      <text:p text:style-name="P1">Description :</text:p>
      <text:p text:style-name="P1"/>
      <text:p text:style-name="P1">Auteur :</text:p>
      <text:p text:style-name="P1"/>
      <text:p text:style-name="P1">Date :</text:p>
      <text:p text:style-name="P1"/>
      <text:p text:style-name="P1">Pré-conditions :</text:p>
      <text:p text:style-name="P2"/>
      <text:p text:style-name="P1">Démarrage :</text:p>
      <text:p text:style-name="P1"/>
      <text:p text:style-name="P4">Scénario nominal :</text:p>
      <text:p text:style-name="P5"/>
      <text:p text:style-name="P4">Scénario <text:span text:style-name="T1">alternatif :</text:span></text:p>
      <text:p text:style-name="P11"/>
      <text:p text:style-name="P6">Scénario d’erreur :</text:p>
      <text:p text:style-name="P7"/>
      <text:p text:style-name="P8">Fin :</text:p>
      <text:p text:style-name="P8">Scénario nominal :</text:p>
      <text:p text:style-name="P8"/>
      <text:p text:style-name="P9">S<text:span text:style-name="T2">cénario alternatif :</text:span></text:p>
      <text:p text:style-name="P9"/>
      <text:p text:style-name="P10">Scénario d’erreur :</text:p>
      <text:p text:style-name="P1"/>
      <text:p text:style-name="P3">Post-conditions :</text:p>
      <text:p text:style-name="P3"/>
      <text:p text:style-name="P3">Complément :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3:25:04.935000000</meta:creation-date>
    <meta:editing-duration>PT34M37S</meta:editing-duration>
    <meta:editing-cycles>15</meta:editing-cycles>
    <meta:generator>LibreOffice/6.3.1.2$Windows_X86_64 LibreOffice_project/b79626edf0065ac373bd1df5c28bd630b4424273</meta:generator>
    <dc:date>2020-06-04T16:23:26.977000000</dc:date>
    <meta:document-statistic meta:table-count="0" meta:image-count="0" meta:object-count="0" meta:page-count="1" meta:paragraph-count="17" meta:word-count="40" meta:character-count="226" meta:non-whitespace-character-count="203"/>
  </office:meta>
</office:document-meta>
</file>